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edy Owuor Omollo</text:p>
      <text:p text:style-name="P1">Bomet College of Accountancy</text:p>
      <text:p text:style-name="P1">P.o Box 435,</text:p>
      <text:p text:style-name="P1">Bomet, Town</text:p>
      <text:p text:style-name="P1"><text:a xlink:type="simple" xlink:href="mailto:kenomollo2012@gmail.com">kenomollo2012@gmail.com</text:a></text:p>
      <text:p text:style-name="P1">Tell: +254 711 821 226</text:p>
      <text:p text:style-name="P1"/>
      <text:p text:style-name="P1">July 31st, 2014</text:p>
      <text:p text:style-name="P1"/>
      <text:p text:style-name="P1">Group Personnel Manager,</text:p>
      <text:p text:style-name="P1">Coca Cola Co. Ltd,</text:p>
      <text:p text:style-name="P1">Head Office,</text:p>
      <text:p text:style-name="P1">Nairobi.</text:p>
      <text:p text:style-name="P1"/>
      <text:p text:style-name="P1">Dear Sir/Madam,</text:p>
      <text:p text:style-name="P1"><text:span text:style-name="T2"/></text:p>
      <text:p text:style-name="P1"><text:span text:style-name="T2">RE:</text:span><text:span text:style-name="T1">ACCOUNT CLERK ASSISTANT POST </text:span></text:p>
      <text:p text:style-name="P1">I hereby apply for the above position.</text:p>
      <text:p text:style-name="P1">I have 3 years experience in Accounts Payable, ms Excel, process expense report and update,reconcile</text:p>
      <text:p text:style-name="P1">and process checks.</text:p>
      <text:p text:style-name="P1">Other duties were as follows:-</text:p>
      <text:list xml:id="list545931471" text:style-name="L1">
        <text:list-item>
          <text:p text:style-name="P3">Payment of employee travel and entertainment expense reports.</text:p>
        </text:list-item>
        <text:list-item>
          <text:p text:style-name="P3">Audit employee expense report packets and field employee</text:p>
        </text:list-item>
        <text:list-item>
          <text:p text:style-name="P3">Review AP outstanding checks quarterly and take appropriate follow up action on aging un-cashed items</text:p>
        </text:list-item>
        <text:list-item>
          <text:p text:style-name="P3">Provide Accounts Payable processing support as needed.</text:p>
        </text:list-item>
      </text:list>
      <text:p text:style-name="P1">In addition to my extensive experience, I have Knowledge of AP , strong organizational and follow-up</text:p>
      <text:p text:style-name="P1">skills, strong attention to detail and good analytical skills, outstanding customer service skills, ability to</text:p>
      <text:p text:style-name="P1">routinely interact with all levels of management within the Company and with outside vendors, ability</text:p>
      <text:p text:style-name="P1">to work under pressure and meeting departmental deadlines, good working knowledge of Microsoft</text:p>
      <text:p text:style-name="P1">Excel and Word, Good written and verbal communication skills. My broad background makes me an</text:p>
      <text:p text:style-name="P1">excellent candidate for Accounts Payable Accountant position.</text:p>
      <text:p text:style-name="P1"><text:soft-page-break/>Thank you for your consideration. I look forward to hearing from you to arrange an interview.</text:p>
      <text:p text:style-name="P1">Sincerely,</text:p>
      <text:p text:style-name="P1">Kennedy Owuor Omollo</text:p>
      <text:p text:style-name="P1">===============================================================</text:p>
      <text:p text:style-name="P1"><text:span text:style-name="T2">Enclosures</text:span>:</text:p>
      <text:p text:style-name="P1">1. Resume </text:p>
      <text:p text:style-name="P1">2. Letter of recommendation </text:p>
      <text:p text:style-name="P1">3. KCSE Cert. </text:p>
      <text:p text:style-name="P1">4. KCPE Cert. </text:p>
      <text:p text:style-name="P1">5. CPA II Part 3 and 4 slip </text:p>
      <text:p text:style-name="P1">6. CPA I Part 1and 2 slip </text:p>
      <text:p text:style-name="P1">7. Computer Cert. </text:p>
      <text:p text:style-name="P1">8. Cert. of Participation </text:p>
      <text:p text:style-name="P1">9. Attachment let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7:22:58</meta:creation-date>
    <dc:date>2014-07-31T21:11:30</dc:date>
    <meta:editing-duration>PT12M2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41" meta:word-count="249" meta:character-count="1644" meta:non-whitespace-character-count="1430"/>
  </office:meta>
</office:document-meta>
</file>